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20000000203724257A.png"/>
  <manifest:file-entry manifest:media-type="image/png" manifest:full-path="Pictures/100000000000002000000020E6DC4F94.png"/>
  <manifest:file-entry manifest:media-type="image/png" manifest:full-path="Pictures/1000000000000020000000207DC8BA91.png"/>
  <manifest:file-entry manifest:media-type="image/png" manifest:full-path="Pictures/100000000000002000000020CB2808F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aekmuk Gulim" svg:font-family="'Baekmuk Gulim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Baekmuk Gulim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ite 1:</text:p>
      <text:p text:style-name="Standard">Hier ist ein Bild:</text:p>
      <text:p text:style-name="Standard"><draw:frame draw:style-name="fr1" draw:name="Grafik1" text:anchor-type="paragraph" svg:width="0.847cm" svg:height="0.847cm" draw:z-index="0"><draw:image xlink:href="Pictures/100000000000002000000020CB2808FD.png" xlink:type="simple" xlink:show="embed" xlink:actuate="onLoad"/></draw:frame></text:p>
      <text:p text:style-name="Standard"/>
      <text:p text:style-name="Standard">Dies war ein png Bild res/testpng/basi0g01.png</text:p>
      <text:p text:style-name="Standard">Hier ist ein nächstes Bild res/testpng/basi3p02.png</text:p>
      <text:p text:style-name="Standard"/>
      <text:p text:style-name="Standard"><draw:frame draw:style-name="fr1" draw:name="Grafik2" text:anchor-type="paragraph" svg:width="0.847cm" svg:height="0.847cm" draw:z-index="1"><draw:image xlink:href="Pictures/1000000000000020000000207DC8BA91.png" xlink:type="simple" xlink:show="embed" xlink:actuate="onLoad"/></draw:frame></text:p>
      <text:p text:style-name="Standard"/>
      <text:p text:style-name="Standard"/>
      <text:p text:style-name="Standard"><draw:frame draw:style-name="fr1" draw:name="Grafik4" text:anchor-type="paragraph" svg:width="0.847cm" svg:height="0.847cm" draw:z-index="3"><draw:image xlink:href="Pictures/1000000000000020000000203724257A.png" xlink:type="simple" xlink:show="embed" xlink:actuate="onLoad"/></draw:frame><text:span text:style-name="T1">Hier</text:span> ist ein weiteres Bild: . Hier war ein Bild res/testpng/basi3p08.png. <text:s/>Es ist 1,5 KB Groß, dennoch wird es nicht als inline Bild <text:span text:style-name="T2">eingefühg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Seite 2:</text:p>
      <text:p text:style-name="Standard"/>
      <text:p text:style-name="Standard">Hier ist ein nächstes Bild <text:span text:style-name="T3">res/testpng/basi0g02.png:</text:span></text:p>
      <text:p text:style-name="Standard"/>
      <text:p text:style-name="Standard"><draw:frame draw:style-name="fr1" draw:name="Grafik3" text:anchor-type="paragraph" svg:width="0.847cm" svg:height="0.847cm" draw:z-index="2"><draw:image xlink:href="Pictures/100000000000002000000020E6DC4F94.png" xlink:type="simple" xlink:show="embed" xlink:actuate="onLoad"/></draw:frame></text:p>
      <text:p text:style-name="Standard"><text:span text:style-name="T1">Text</text:span> End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aekmuk Gulim" svg:font-family="'Baekmuk Gulim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Elona</meta:initial-creator>
    <meta:creation-date>2009-02-11T21:03:15</meta:creation-date>
    <dc:creator>Elona Chudobkaite</dc:creator>
    <dc:date>2009-03-26T13:35:59</dc:date>
    <meta:editing-cycles>8</meta:editing-cycles>
    <meta:editing-duration>PT16M22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8" meta:word-count="63" meta:character-count="337"/>
  </office:meta>
</office:document-meta>
</file>